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65in" text:min-label-width="0.25in" text:list-level-position-and-space-mode="label-alignment">
          <style:list-level-label-alignment text:label-followed-by="listtab" fo:margin-left="1.796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OpenSymbol"/>
      </text:list-level-style-bullet>
    </text:list-style>
    <style:style style:name="P1" style:parent-style-name="Headerleft" style:master-page-name="MP0" style:family="paragraph">
      <style:paragraph-properties fo:break-before="page"/>
    </style:style>
    <style:style style:name="P14" style:parent-style-name="Titel" style:family="paragraph">
      <style:text-properties style:font-name="Arial" fo:language="en" fo:country="US"/>
    </style:style>
    <style:style style:name="P15" style:parent-style-name="Textbody" style:family="paragraph">
      <style:paragraph-properties fo:text-align="center"/>
      <style:text-properties fo:language="en" fo:country="US"/>
    </style:style>
    <style:style style:name="P16" style:parent-style-name="Textbody" style:family="paragraph">
      <style:paragraph-properties fo:text-align="center"/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9" style:parent-style-name="Überschrift1" style:family="paragraph">
      <style:paragraph-properties fo:break-before="page"/>
    </style:style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</office:automatic-styles>
  <office:body>
    <office:text text:use-soft-page-breaks="true">
      <text:p text:style-name="P1"/>
      <text:p text:style-name="P14">Bildverwaltung<text:line-break/>Revision of PictureArea</text:p>
      <text:p text:style-name="P15"/>
      <text:p text:style-name="P16">Enhancement Specification</text:p>
      <text:p text:style-name="P17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Inhaltsverzeichnis</text:p>
          <text:p text:style-name="Contents1"><text:a xlink:href="#__RefHeading___Toc138_1310478478" office:target-frame-name="_top" xlink:show="replace">Beschreibung<text:tab/><text:bookmark-start text:name="_Hlt4610625"/>3<text:bookmark-end text:name="_Hlt4610625"/></text:a></text:p>
          <text:p text:style-name="Contents1"><text:a xlink:href="#__RefHeading___Toc140_1310478478" office:target-frame-name="_top" xlink:show="replace">Betroffene Komponenten und Funktionen<text:tab/>3</text:a></text:p>
          <text:p text:style-name="Contents1"><text:a xlink:href="#__RefHeading___Toc142_1310478478" office:target-frame-name="_top" xlink:show="replace">Umzusetzende Funktionalitäten<text:tab/>3</text:a></text:p>
          <text:p text:style-name="Contents2"><text:a xlink:href="#__RefHeading___Toc144_1310478478" office:target-frame-name="_top" xlink:show="replace">Festes Raster für die Bilderübersicht<text:tab/>3</text:a></text:p>
          <text:p text:style-name="Contents2"><text:a xlink:href="#__RefHeading___Toc146_1310478478" office:target-frame-name="_top" xlink:show="replace">Fixe Breite für die Informations-Area<text:tab/>4</text:a></text:p>
          <text:p text:style-name="Contents1"><text:a xlink:href="#__RefHeading___Toc217_1310478478" office:target-frame-name="_top" xlink:show="replace">Änderungen an beeinflussten Komponenten und Funktionen<text:tab/>4</text:a></text:p>
          <text:p text:style-name="Contents2"><text:a xlink:href="#__RefHeading___Toc227_1310478478" office:target-frame-name="_top" xlink:show="replace">Bilderübersicht<text:tab/>5</text:a></text:p>
          <text:p text:style-name="Contents2"><text:a xlink:href="#__RefHeading___Toc229_1310478478" office:target-frame-name="_top" xlink:show="replace">Informations-Area<text:tab/>5</text:a></text:p>
        </text:index-body>
      </text:table-of-content>
      <text:p text:style-name="Textbody"/>
      <text:h text:style-name="P19" text:outline-level="1"><text:bookmark-start text:name="__RefHeading___Toc138_1310478478"/><text:soft-page-break/>Beschreibung<text:bookmark-end text:name="__RefHeading___Toc138_1310478478"/></text:h>
      <text:p text:style-name="Textbody">Mit dem Enhancement „Revision of PictureArea“ soll im Allgemeinen die Bilderansicht der Alben verbessert werden. Hierbei werden insbesondere die folgenden Punkte berücksichtigt:</text:p>
      <text:list text:style-name="LFO1" text:continue-numbering="true">
        <text:list-item>
          <text:p text:style-name="P20">Festes Raster für die Bilderübersicht</text:p>
        </text:list-item>
        <text:list-item>
          <text:p text:style-name="P21">Fixe Breite für die Informations-Area</text:p>
        </text:list-item>
      </text:list>
      <text:h text:style-name="Überschrift1" text:outline-level="1"><text:bookmark-start text:name="__RefHeading___Toc140_1310478478"/>Betroffene Komponenten und Funktionen<text:bookmark-end text:name="__RefHeading___Toc140_1310478478"/></text:h>
      <text:p text:style-name="Textbody">Die folgenden Komponenten und Funktionen sind von dieser Änderung betroffen:</text:p>
      <text:list text:style-name="LFO1" text:continue-numbering="true">
        <text:list-item>
          <text:p text:style-name="P22">Bilderübersicht</text:p>
        </text:list-item>
        <text:list-item>
          <text:p text:style-name="P23">Informations-Area</text:p>
        </text:list-item>
      </text:list>
      <text:h text:style-name="Überschrift1" text:outline-level="1"><text:bookmark-start text:name="__RefHeading___Toc142_1310478478"/>Umzusetzende Funktionalitäten<text:bookmark-end text:name="__RefHeading___Toc142_1310478478"/></text:h>
      <text:h text:style-name="Überschrift2" text:outline-level="2"><text:bookmark-start text:name="__RefHeading___Toc217_1310478478"/>Festes Raster für die Bilderübersicht</text:h>
      <text:p text:style-name="Textbody">Es soll ein festes Raster geben, in das jedes Bild eines ausgewählten Albums oder alle Bilder eingesetzt werden. Ziel des Rasters ist es, bestimmte und einheitliche Größenvoraussetzungen<text:s/>für jedes Bild durchzusetzen.<text:s/></text:p>
      <text:h text:style-name="Überschrift2" text:outline-level="2">Feste Breite für die Informations-Area</text:h>
      <text:p text:style-name="Textbody">Die Informations-Area soll eine fixe Breite bekommen, sodass die Elemente wie Suchfunktion, Albumauswahl oder die Attribut-Anzeige nicht mehr die Größe der Informations-Area beeinflussen<text:s/>können.</text:p>
      <text:h text:style-name="Überschrift1" text:outline-level="1">Änderungen an beeinflussten Komponenten und Funktionen<text:bookmark-end text:name="__RefHeading___Toc217_1310478478"/></text:h>
      <text:p text:style-name="Textbody">Die folgenden Komponenten und Funktionen müssen wie folgt geändert werden:</text:p>
      <text:h text:style-name="Überschrift2" text:outline-level="2">Bilderübersicht</text:h>
      <text:p text:style-name="Textbody">Jedem Bild werden feste Dimensionen vorgesetzt und sind alle gleich angeordnet, sodass deren Größe sich weder<text:s/>unterschieden noch miteinander beeinflussen. Dies soll auch nicht durch das Selektieren von Bildern geschehen.<text:s/></text:p>
      <text:p text:style-name="Textbody">Das Seitenverhältnis eines Bildes wird dabei erhalten bleiben. Um die feste Größe dabei zu behalten, wird auch der kleineren Seite<text:s/>der fehlende Platz gleichmäßig auf beide Seiten jeweils verteilt.</text:p>
      <text:h text:style-name="Überschrift2" text:outline-level="2">Informations-Area</text:h>
      <text:p text:style-name="Textbody">Die Informations-Area bekommt eine Maximalgrenze definiert. Wenn der Text von einen der Elementen breiter ist als die Area selber, so wird der Text entweder abgeschnitten<text:s/>oder auf eine neue Zeile gebrach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Arial" style:font-name-asian="Arial" style:font-name-complex="Arial"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Arial" style:font-name-asian="Arial" style:font-name-complex="Arial" fo:font-size="10.5pt" style:font-size-asian="10.5pt"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65in" text:min-label-width="0.25in" text:list-level-position-and-space-mode="label-alignment">
          <style:list-level-label-alignment text:label-followed-by="listtab" fo:margin-left="1.796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T7" style:parent-style-name="Absatz-Standardschriftart" style:family="text">
      <style:text-properties style:font-name="Arial"/>
    </style:style>
    <style:style style:name="T8" style:parent-style-name="Absatz-Standardschriftart" style:family="text">
      <style:text-properties style:font-name="Arial" fo:language="en" fo:country="GB"/>
    </style:style>
    <style:style style:name="T9" style:parent-style-name="Absatz-Standardschriftart" style:family="text">
      <style:text-properties style:font-name="Arial"/>
    </style:style>
    <style:style style:name="T10" style:parent-style-name="Absatz-Standardschriftart" style:family="text">
      <style:text-properties style:font-name="Arial" fo:language="en" fo:country="GB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  <style:text-properties style:font-name="Arial" fo:language="en" fo:country="GB"/>
    </style:style>
    <style:style style:name="P13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text:span text:style-name="T7">Bildverwaltung:<text:s/></text:span><text:span text:style-name="T8">Enhancement</text:span><text:span text:style-name="T9"><text:s/></text:span><text:span text:style-name="T10">Specification</text:span></text:p>
            </table:table-cell>
            <table:table-cell table:style-name="TableCell11">
              <text:p text:style-name="P12">Revision of PictureArea</text:p>
            </table:table-cell>
          </table:table-row>
        </table:table>
        <text:p text:style-name="Kopfzeile"/>
      </style:header>
      <style:footer>
        <text:p text:style-name="P13">Seite<text:s/><text:page-number text:fixed="false">5</text:page-number><text:s/>von<text:s/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ias Sennikow</dc:creator>
    <meta:creation-date>2019-03-27T19:30:00Z</meta:creation-date>
    <dc:date>2019-03-27T19:35:00Z</dc:date>
    <meta:print-date>2019-03-27T19:35:00Z</meta:print-date>
    <meta:template xlink:href="Normal" xlink:type="simple"/>
    <meta:editing-cycles>6</meta:editing-cycles>
    <meta:editing-duration>PT0S</meta:editing-duration>
    <meta:document-statistic meta:page-count="3" meta:paragraph-count="5" meta:word-count="344" meta:character-count="2508" meta:row-count="18" meta:non-whitespace-character-count="2169"/>
  </office:meta>
</office:document-meta>
</file>